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C900000352F80856F2.png" manifest:media-type="image/png"/>
  <manifest:file-entry manifest:full-path="Pictures/10000000000001B4000001E9555668DA.png" manifest:media-type="image/png"/>
  <manifest:file-entry manifest:full-path="Pictures/100000000000024800000129B2ECDD1A.png" manifest:media-type="image/png"/>
  <manifest:file-entry manifest:full-path="Pictures/1000000000000356000001F83191F4E7.png" manifest:media-type="image/png"/>
  <manifest:file-entry manifest:full-path="Pictures/10000201000004AC000002A517FAE8CA.png" manifest:media-type="image/png"/>
  <manifest:file-entry manifest:full-path="Pictures/100000000000020E0000027563D2CDF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Mixer Impedance (Input)</text:p>
          </draw:text-box>
        </draw:frame>
        <draw:frame draw:style-name="gr1" draw:text-style-name="P1" draw:layer="layout" svg:width="11.133cm" svg:height="13.313cm" svg:x="1.467cm" svg:y="4.687cm">
          <draw:image xlink:href="Pictures/100000000000020E0000027563D2CDFB.png" xlink:type="simple" xlink:show="embed" xlink:actuate="onLoad">
            <text:p/>
          </draw:image>
        </draw:frame>
        <draw:frame draw:style-name="gr1" draw:text-style-name="P1" draw:layer="layout" svg:width="14.633cm" svg:height="8.283cm" svg:x="12.967cm" svg:y="3.8cm">
          <draw:image xlink:href="Pictures/10000201000004AC000002A517FAE8CA.png" xlink:type="simple" xlink:show="embed" xlink:actuate="onLoad">
            <text:p/>
          </draw:image>
        </draw:frame>
        <draw:frame draw:style-name="gr1" draw:text-style-name="P1" draw:layer="layout" svg:width="10.181cm" svg:height="6.008cm" svg:x="14.819cm" svg:y="12.992cm">
          <draw:image xlink:href="Pictures/1000000000000356000001F83191F4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Mixer Impedance (Output)</text:p>
          </draw:text-box>
        </draw:frame>
        <draw:frame draw:style-name="gr1" draw:text-style-name="P1" draw:layer="layout" svg:width="9.228cm" svg:height="10.35cm" svg:x="1.8cm" svg:y="4.25cm">
          <draw:image xlink:href="Pictures/10000000000001B4000001E9555668DA.png" xlink:type="simple" xlink:show="embed" xlink:actuate="onLoad">
            <text:p/>
          </draw:image>
        </draw:frame>
        <draw:frame draw:style-name="gr1" draw:text-style-name="P1" draw:layer="layout" svg:width="12.106cm" svg:height="8.4cm" svg:x="12.294cm" svg:y="4.343cm">
          <draw:image xlink:href="Pictures/10000000000004C900000352F80856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2.36cm" svg:height="6.286cm" svg:x="7.931cm" svg:y="5.97cm">
          <draw:image xlink:href="Pictures/100000000000024800000129B2ECDD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8T18:41:32.710000000</meta:creation-date>
    <dc:date>2015-04-28T20:07:46.947000000</dc:date>
    <meta:editing-duration>PT1H11M3S</meta:editing-duration>
    <meta:editing-cycles>3</meta:editing-cycles>
    <meta:generator>LibreOffice/4.2.8.2$Windows_x86 LibreOffice_project/48d50dbfc06349262c9d50868e5c1f630a573ebd</meta:generator>
    <meta:document-statistic meta:object-count="37"/>
  </office:meta>
</office:document-meta>
</file>